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table:number-columns-repeated="3"/>
          <table:table-cell table:style-name="ce1" office:value-type="string">
            <text:p>Ext as on 1.2.17</text:p>
          </table:table-cell>
          <table:table-cell table:style-name="ce1" office:value-type="string">
            <text:p>Proposed for 17-18</text:p>
          </table:table-cell>
          <table:table-cell table:style-name="ce1" office:value-type="string">
            <text:p>Short (-) /Surp. (+)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Mining</text:p>
          </table:table-cell>
          <table:table-cell office:value-type="string">
            <text:p>DSCD='MN'</text:p>
          </table:table-cell>
          <table:table-cell office:value-type="string">
            <text:p>Overman</text:p>
          </table:table-cell>
          <table:table-cell office:value-type="float" office:value="657">
            <text:p>657</text:p>
          </table:table-cell>
          <table:table-cell office:value-type="float" office:value="991">
            <text:p>991</text:p>
          </table:table-cell>
          <table:table-cell table:formula="of:=[.D3]-[.E3]" office:value-type="float" office:value="-334">
            <text:p>-3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ning Sirdar</text:p>
          </table:table-cell>
          <table:table-cell office:value-type="float" office:value="1474">
            <text:p>1474</text:p>
          </table:table-cell>
          <table:table-cell office:value-type="float" office:value="1450">
            <text:p>1450</text:p>
          </table:table-cell>
          <table:table-cell table:formula="of:=[.D4]-[.E4]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Surveyor(A1,A,B)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[.D5]-[.E5]" office:value-type="float" office:value="-4">
            <text:p>-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rvey(Including Surveyor A1,A,B)</text:p>
          </table:table-cell>
          <table:table-cell office:value-type="float" office:value="519">
            <text:p>519</text:p>
          </table:table-cell>
          <table:table-cell office:value-type="float" office:value="678">
            <text:p>678</text:p>
          </table:table-cell>
          <table:table-cell table:formula="of:=[.D6]-[.E6]" office:value-type="float" office:value="-159">
            <text:p>-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– Mining, Survey, Rescue</text:p>
          </table:table-cell>
          <table:table-cell table:style-name="ce3" table:formula="of:=SUM([.D3:.D6])-[.D5]" office:value-type="float" office:value="2650">
            <text:p>2650</text:p>
          </table:table-cell>
          <table:table-cell table:style-name="ce3" table:formula="of:=SUM([.E3:.E6])-[.E5]" office:value-type="float" office:value="3119">
            <text:p>3119</text:p>
          </table:table-cell>
          <table:table-cell table:formula="of:=[.D7]-[.E7]" office:value-type="float" office:value="-469">
            <text:p>-469</text:p>
          </table:table-cell>
          <table:table-cell table:number-columns-repeated="1018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Foreman Elec. - A1,A,B,C</text:p>
          </table:table-cell>
          <table:table-cell office:value-type="float" office:value="605">
            <text:p>605</text:p>
          </table:table-cell>
          <table:table-cell office:value-type="float" office:value="693">
            <text:p>693</text:p>
          </table:table-cell>
          <table:table-cell table:formula="of:=[.D8]-[.E8]" office:value-type="float" office:value="-88">
            <text:p>-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. - A1,A,B,C</text:p>
          </table:table-cell>
          <table:table-cell office:value-type="float" office:value="584">
            <text:p>584</text:p>
          </table:table-cell>
          <table:table-cell office:value-type="float" office:value="635">
            <text:p>635</text:p>
          </table:table-cell>
          <table:table-cell table:formula="of:=[.D9]-[.E9]" office:value-type="float" office:value="-51">
            <text:p>-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Aux/Excv. - A,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0]-[.E10]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xcv. - A1,A,B,C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[.D11]-[.E11]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lec/Excv. - A1,A,B,C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formula="of:=[.D12]-[.E12]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/Excv. - A1,A,B,C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table:formula="of:=[.D13]-[.E13]" office:value-type="float" office:value="-13">
            <text:p>-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Supervisors (E&amp;m/Excv)</text:p>
          </table:table-cell>
          <table:table-cell table:style-name="ce3" table:formula="of:=SUM([.D8:.D13])" office:value-type="float" office:value="1500">
            <text:p>1500</text:p>
          </table:table-cell>
          <table:table-cell table:style-name="ce3" table:formula="of:=SUM([.E8:.E13])" office:value-type="float" office:value="1653">
            <text:p>1653</text:p>
          </table:table-cell>
          <table:table-cell table:style-name="ce3" table:formula="of:=[.D14]-[.E14]" office:value-type="float" office:value="-153">
            <text:p>-153</text:p>
          </table:table-cell>
          <table:table-cell table:number-columns-repeated="1018"/>
        </table:table-row>
        <table:table-row table:style-name="ro1">
          <table:table-cell office:value-type="string">
            <text:p>Operation</text:p>
          </table:table-cell>
          <table:table-cell/>
          <table:table-cell office:value-type="string">
            <text:p>Excv Operation</text:p>
          </table:table-cell>
          <table:table-cell office:value-type="float" office:value="4418">
            <text:p>4418</text:p>
          </table:table-cell>
          <table:table-cell office:value-type="float" office:value="3859">
            <text:p>3859</text:p>
          </table:table-cell>
          <table:table-cell table:formula="of:=[.D15]-[.E15]" office:value-type="float" office:value="559">
            <text:p>5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ration</text:p>
          </table:table-cell>
          <table:table-cell office:value-type="float" office:value="9392">
            <text:p>9392</text:p>
          </table:table-cell>
          <table:table-cell office:value-type="float" office:value="10416">
            <text:p>10416</text:p>
          </table:table-cell>
          <table:table-cell table:formula="of:=[.D16]-[.E16]" office:value-type="float" office:value="-1024">
            <text:p>-10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it Supervis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7]-[.E17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peration</text:p>
          </table:table-cell>
          <table:table-cell table:style-name="ce3" table:formula="of:=SUM([.D15:.D17])" office:value-type="float" office:value="13811">
            <text:p>13811</text:p>
          </table:table-cell>
          <table:table-cell table:style-name="ce3" table:formula="of:=SUM([.E15:.E17])" office:value-type="float" office:value="14275">
            <text:p>14275</text:p>
          </table:table-cell>
          <table:table-cell table:style-name="ce3" table:formula="of:=[.D18]-[.E18]" office:value-type="float" office:value="-464">
            <text:p>-464</text:p>
          </table:table-cell>
          <table:table-cell table:number-columns-repeated="1018"/>
        </table:table-row>
        <table:table-row table:style-name="ro1">
          <table:table-cell office:value-type="string">
            <text:p>Maintenance</text:p>
          </table:table-cell>
          <table:table-cell/>
          <table:table-cell office:value-type="string">
            <text:p>Excv Maint.</text:p>
          </table:table-cell>
          <table:table-cell office:value-type="float" office:value="4481">
            <text:p>4481</text:p>
          </table:table-cell>
          <table:table-cell office:value-type="float" office:value="3653">
            <text:p>3653</text:p>
          </table:table-cell>
          <table:table-cell table:formula="of:=[.D19]-[.E19]" office:value-type="float" office:value="828">
            <text:p>8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&amp; M Maint</text:p>
          </table:table-cell>
          <table:table-cell office:value-type="float" office:value="7116">
            <text:p>7116</text:p>
          </table:table-cell>
          <table:table-cell office:value-type="float" office:value="8532">
            <text:p>8532</text:p>
          </table:table-cell>
          <table:table-cell table:formula="of:=[.D20]-[.E20]" office:value-type="float" office:value="-1416">
            <text:p>-1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Maint.</text:p>
          </table:table-cell>
          <table:table-cell table:style-name="ce3" table:formula="of:=SUM([.D19:.D20])" office:value-type="float" office:value="11597">
            <text:p>11597</text:p>
          </table:table-cell>
          <table:table-cell table:style-name="ce3" table:formula="of:=SUM([.E19:.E20])" office:value-type="float" office:value="12185">
            <text:p>12185</text:p>
          </table:table-cell>
          <table:table-cell table:style-name="ce3" table:formula="of:=[.D21]-[.E21]" office:value-type="float" office:value="-588">
            <text:p>-5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ramedic</text:p>
          </table:table-cell>
          <table:table-cell office:value-type="float" office:value="487">
            <text:p>487</text:p>
          </table:table-cell>
          <table:table-cell office:value-type="float" office:value="593">
            <text:p>593</text:p>
          </table:table-cell>
          <table:table-cell table:formula="of:=[.D22]-[.E22]" office:value-type="float" office:value="-106">
            <text:p>-1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Qua. Con.</text:p>
          </table:table-cell>
          <table:table-cell office:value-type="float" office:value="209">
            <text:p>209</text:p>
          </table:table-cell>
          <table:table-cell office:value-type="float" office:value="307">
            <text:p>307</text:p>
          </table:table-cell>
          <table:table-cell table:formula="of:=[.D23]-[.E23]" office:value-type="float" office:value="-98">
            <text:p>-9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 office:value-type="float" office:value="176">
            <text:p>176</text:p>
          </table:table-cell>
          <table:table-cell office:value-type="float" office:value="218">
            <text:p>218</text:p>
          </table:table-cell>
          <table:table-cell table:formula="of:=[.D24]-[.E24]" office:value-type="float" office:value="-42">
            <text:p>-4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lecom</text:p>
          </table:table-cell>
          <table:table-cell office:value-type="float" office:value="244">
            <text:p>244</text:p>
          </table:table-cell>
          <table:table-cell office:value-type="float" office:value="333">
            <text:p>333</text:p>
          </table:table-cell>
          <table:table-cell table:formula="of:=[.D25]-[.E25]" office:value-type="float" office:value="-89">
            <text:p>-8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o/ Dri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6]-[.E26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Para/QC/Sys/Tele/Geo</text:p>
          </table:table-cell>
          <table:table-cell table:style-name="ce3" table:formula="of:=SUM([.D22:.D26])" office:value-type="float" office:value="1119">
            <text:p>1119</text:p>
          </table:table-cell>
          <table:table-cell table:style-name="ce3" table:formula="of:=SUM([.E22:.E26])" office:value-type="float" office:value="1453">
            <text:p>1453</text:p>
          </table:table-cell>
          <table:table-cell table:style-name="ce3" table:formula="of:=[.D27]-[.E27]" office:value-type="float" office:value="-334">
            <text:p>-334</text:p>
          </table:table-cell>
          <table:table-cell table:number-columns-repeated="1018"/>
        </table:table-row>
        <table:table-row table:style-name="ro1">
          <table:table-cell office:value-type="string">
            <text:p>Civil/ Env. Draw.</text:p>
          </table:table-cell>
          <table:table-cell/>
          <table:table-cell office:value-type="string">
            <text:p>Civil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formula="of:=[.D28]-[.E28]" office:value-type="float" office:value="-23">
            <text:p>-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nvironment</text:p>
          </table:table-cell>
          <table:table-cell table:number-columns-repeated="2" office:value-type="float" office:value="1">
            <text:p>1</text:p>
          </table:table-cell>
          <table:table-cell table:formula="of:=[.D29]-[.E29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rawing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table:formula="of:=[.D30]-[.E30]" office:value-type="float" office:value="-41">
            <text:p>-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iv/Env/Draw.</text:p>
          </table:table-cell>
          <table:table-cell table:style-name="ce3" table:formula="of:=SUM([.D28:.D30])" office:value-type="float" office:value="117">
            <text:p>117</text:p>
          </table:table-cell>
          <table:table-cell table:style-name="ce3" table:formula="of:=SUM([.E28:.E30])" office:value-type="float" office:value="181">
            <text:p>181</text:p>
          </table:table-cell>
          <table:table-cell table:style-name="ce3" table:formula="of:=[.D31]-[.E31]" office:value-type="float" office:value="-64">
            <text:p>-64</text:p>
          </table:table-cell>
          <table:table-cell table:number-columns-repeated="1018"/>
        </table:table-row>
        <table:table-row table:style-name="ro1">
          <table:table-cell office:value-type="string">
            <text:p>Clerical/OL</text:p>
          </table:table-cell>
          <table:table-cell/>
          <table:table-cell office:value-type="string">
            <text:p>Clerical</text:p>
          </table:table-cell>
          <table:table-cell office:value-type="float" office:value="2913">
            <text:p>2913</text:p>
          </table:table-cell>
          <table:table-cell office:value-type="float" office:value="3219">
            <text:p>3219</text:p>
          </table:table-cell>
          <table:table-cell table:formula="of:=[.D32]-[.E32]" office:value-type="float" office:value="-306">
            <text:p>-3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L Hindi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formula="of:=[.D33]-[.E33]" office:value-type="float" office:value="-12">
            <text:p>-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lerical/OL</text:p>
          </table:table-cell>
          <table:table-cell table:style-name="ce3" table:formula="of:=SUM([.D32:.D33])" office:value-type="float" office:value="2973">
            <text:p>2973</text:p>
          </table:table-cell>
          <table:table-cell table:style-name="ce3" table:formula="of:=SUM([.E32:.E33])" office:value-type="float" office:value="3291">
            <text:p>3291</text:p>
          </table:table-cell>
          <table:table-cell table:style-name="ce3" table:formula="of:=[.D34]-[.E34]" office:value-type="float" office:value="-318">
            <text:p>-31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egal/Rev/Press</text:p>
          </table:table-cell>
          <table:table-cell/>
          <table:table-cell office:value-type="string">
            <text:p>Legal</text:p>
          </table:table-cell>
          <table:table-cell table:number-columns-repeated="2" office:value-type="float" office:value="3">
            <text:p>3</text:p>
          </table:table-cell>
          <table:table-cell table:formula="of:=[.D35]-[.E35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enue</text:p>
          </table:table-cell>
          <table:table-cell table:number-columns-repeated="2" office:value-type="float" office:value="5">
            <text:p>5</text:p>
          </table:table-cell>
          <table:table-cell table:formula="of:=[.D36]-[.E36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ess</text:p>
          </table:table-cell>
          <table:table-cell table:number-columns-repeated="2" office:value-type="float" office:value="17">
            <text:p>17</text:p>
          </table:table-cell>
          <table:table-cell table:formula="of:=[.D37]-[.E3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Leg/Rev/Press</text:p>
          </table:table-cell>
          <table:table-cell table:style-name="ce3" table:formula="of:=SUM([.D35:.D37])" office:value-type="float" office:value="25">
            <text:p>25</text:p>
          </table:table-cell>
          <table:table-cell table:style-name="ce3" table:formula="of:=SUM([.E35:.E37])" office:value-type="float" office:value="25">
            <text:p>25</text:p>
          </table:table-cell>
          <table:table-cell table:style-name="ce3" table:formula="of:=[.D38]-[.E38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curity</text:p>
          </table:table-cell>
          <table:table-cell/>
          <table:table-cell office:value-type="string">
            <text:p>Security</text:p>
          </table:table-cell>
          <table:table-cell table:style-name="ce3" office:value-type="float" office:value="1015">
            <text:p>1015</text:p>
          </table:table-cell>
          <table:table-cell table:style-name="ce3" office:value-type="float" office:value="2510">
            <text:p>2510</text:p>
          </table:table-cell>
          <table:table-cell table:style-name="ce3" table:formula="of:=[.D39]-[.E39]" office:value-type="float" office:value="-1495">
            <text:p>-1495</text:p>
          </table:table-cell>
          <table:table-cell table:number-columns-repeated="1018"/>
        </table:table-row>
        <table:table-row table:style-name="ro1">
          <table:table-cell office:value-type="string">
            <text:p>P/Rated</text:p>
          </table:table-cell>
          <table:table-cell table:number-columns-repeated="2"/>
          <table:table-cell table:style-name="ce3" office:value-type="float" office:value="721">
            <text:p>721</text:p>
          </table:table-cell>
          <table:table-cell table:style-name="ce3" office:value-type="float" office:value="0">
            <text:p>0</text:p>
          </table:table-cell>
          <table:table-cell table:formula="of:=[.D40]-[.E40]" office:value-type="float" office:value="721">
            <text:p>721</text:p>
          </table:table-cell>
          <table:table-cell table:number-columns-repeated="1018"/>
        </table:table-row>
        <table:table-row table:style-name="ro1">
          <table:table-cell office:value-type="string">
            <text:p>Others/Transport</text:p>
          </table:table-cell>
          <table:table-cell/>
          <table:table-cell office:value-type="string">
            <text:p>Others</text:p>
          </table:table-cell>
          <table:table-cell office:value-type="float" office:value="8506">
            <text:p>8506</text:p>
          </table:table-cell>
          <table:table-cell office:value-type="float" office:value="3480">
            <text:p>3480</text:p>
          </table:table-cell>
          <table:table-cell table:formula="of:=[.D41]-[.E41]" office:value-type="float" office:value="5026">
            <text:p>50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ransport</text:p>
          </table:table-cell>
          <table:table-cell office:value-type="float" office:value="1051">
            <text:p>1051</text:p>
          </table:table-cell>
          <table:table-cell office:value-type="float" office:value="784">
            <text:p>784</text:p>
          </table:table-cell>
          <table:table-cell table:formula="of:=[.D42]-[.E42]" office:value-type="float" office:value="267">
            <text:p>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thers/Tran.</text:p>
          </table:table-cell>
          <table:table-cell table:style-name="ce3" table:formula="of:=SUM([.D41:.D42])" office:value-type="float" office:value="9557">
            <text:p>9557</text:p>
          </table:table-cell>
          <table:table-cell table:style-name="ce3" table:formula="of:=SUM([.E41:.E42])" office:value-type="float" office:value="4264">
            <text:p>4264</text:p>
          </table:table-cell>
          <table:table-cell table:style-name="ce3" table:formula="of:=[.D43]-[.E43]" office:value-type="float" office:value="5293">
            <text:p>5293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Non Executives</text:p>
          </table:table-cell>
          <table:table-cell table:style-name="ce3" table:formula="of:=SUM([.D43]+[.D40]+[.D39]+[.D38]+[.D34]+[.D31]+[.D27]+[.D21]+[.D18]+[.D14]+[.D7])" office:value-type="float" office:value="45085">
            <text:p>45085</text:p>
          </table:table-cell>
          <table:table-cell table:style-name="ce3" table:formula="of:=SUM([.E43]+[.E40]+[.E39]+[.E38]+[.E34]+[.E31]+[.E27]+[.E21]+[.E18]+[.E14]+[.E7])" office:value-type="float" office:value="42956">
            <text:p>42956</text:p>
          </table:table-cell>
          <table:table-cell table:style-name="ce3" table:formula="of:=[.D45]-[.E45]" office:value-type="float" office:value="2129">
            <text:p>2129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Executives</text:p>
          </table:table-cell>
          <table:table-cell office:value-type="float" office:value="2361">
            <text:p>2361</text:p>
          </table:table-cell>
          <table:table-cell office:value-type="float" office:value="2545">
            <text:p>2545</text:p>
          </table:table-cell>
          <table:table-cell table:style-name="ce3" table:formula="of:=[.D46]-[.E46]" office:value-type="float" office:value="-184">
            <text:p>-184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Subordinate Engg.</text:p>
          </table:table-cell>
          <table:table-cell table:number-columns-repeated="2" office:value-type="float" office:value="199">
            <text:p>199</text:p>
          </table:table-cell>
          <table:table-cell table:style-name="ce3" table:formula="of:=[.D47]-[.E4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WCL</text:p>
          </table:table-cell>
          <table:table-cell table:style-name="ce3" table:formula="of:=SUM([.D45:.D47])" office:value-type="float" office:value="47645">
            <text:p>47645</text:p>
          </table:table-cell>
          <table:table-cell table:style-name="ce3" table:formula="of:=SUM([.E45:.E47])" office:value-type="float" office:value="45700">
            <text:p>45700</text:p>
          </table:table-cell>
          <table:table-cell table:style-name="ce3" table:formula="of:=[.D49]-[.E49]" office:value-type="float" office:value="1945">
            <text:p>1945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8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2T18:33:29.76</dc:date>
    <dc:creator>mohan Kinjawadekar</dc:creator>
    <meta:editing-duration>PT3H29M35S</meta:editing-duration>
    <meta:editing-cycles>13</meta:editing-cycles>
    <meta:generator>OpenOffice/4.1.3$Win32 OpenOffice.org_project/413m1$Build-9783</meta:generator>
    <meta:printed-by>mohan Kinjawadekar</meta:printed-by>
    <meta:print-date>2017-05-12T15:54:52.96</meta:print-date>
    <meta:document-statistic meta:table-count="3" meta:cell-count="194" meta:object-count="0"/>
  </office:meta>
</office:document-meta>
</file>